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</office:automatic-styles>
  <office:body>
    <office:text text:use-soft-page-breaks="true">
      <text:p text:style-name="P1">Requirements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56451813" office:target-frame-name="_top" xlink:show="replace"><text:span text:style-name="Hyperlink">General</text:span><text:tab/>1</text:a></text:p>
          <text:p text:style-name="P3"><text:a xlink:href="#_Toc56451814" office:target-frame-name="_top" xlink:show="replace"><text:span text:style-name="Hyperlink">Users</text:span><text:tab/>1</text:a></text:p>
          <text:p text:style-name="P4"><text:a xlink:href="#_Toc56451815" office:target-frame-name="_top" xlink:show="replace"><text:span text:style-name="Hyperlink">Nurses and Doctors</text:span><text:tab/>1</text:a></text:p>
          <text:p text:style-name="P5"><text:a xlink:href="#_Toc56451816" office:target-frame-name="_top" xlink:show="replace"><text:span text:style-name="Hyperlink">Patient</text:span><text:tab/>1</text:a></text:p>
          <text:p text:style-name="P6"><text:a xlink:href="#_Toc56451817" office:target-frame-name="_top" xlink:show="replace"><text:span text:style-name="Hyperlink">Admin</text:span><text:tab/>1</text:a></text:p>
          <text:p text:style-name="P7"><text:a xlink:href="#_Toc56451818" office:target-frame-name="_top" xlink:show="replace"><text:span text:style-name="Hyperlink">System</text:span><text:tab/>1</text:a></text:p>
          <text:p text:style-name="P8"><text:a xlink:href="#_Toc56451819" office:target-frame-name="_top" xlink:show="replace"><text:span text:style-name="Hyperlink">Questions</text:span><text:tab/>2</text:a></text:p>
        </text:index-body>
      </text:table-of-content>
      <text:p text:style-name="Normal"/>
      <text:h text:style-name="Heading1" text:outline-level="1"><text:bookmark-start text:name="_Toc56451813"/>General<text:bookmark-end text:name="_Toc56451813"/></text:h>
      <text:list text:style-name="LFO1" text:continue-numbering="true">
        <text:list-item>
          <text:p text:style-name="P9">System will need 4 types of users doctor, nurse, patient and admin</text:p>
        </text:list-item>
        <text:list-item>
          <text:p text:style-name="P10">There should only be 1 admin user should only</text:p>
        </text:list-item>
      </text:list>
      <text:p text:style-name="Normal"/>
      <text:h text:style-name="Heading1" text:outline-level="1"><text:bookmark-start text:name="_Toc56451814"/>Users<text:bookmark-end text:name="_Toc56451814"/></text:h>
      <text:p text:style-name="Normal"/>
      <text:h text:style-name="Heading2" text:outline-level="2"><text:bookmark-start text:name="_Toc56451815"/>Nurses and Doctors<text:bookmark-end text:name="_Toc56451815"/></text:h>
      <text:list text:style-name="LFO2" text:continue-numbering="true">
        <text:list-item>
          <text:p text:style-name="P11">Need to see all timetabled patients</text:p>
        </text:list-item>
        <text:list-item>
          <text:p text:style-name="P12">Need to have the ability to issue prescriptions</text:p>
        </text:list-item>
        <text:list-item>
          <text:p text:style-name="P13">See patient details</text:p>
        </text:list-item>
        <text:list-item>
          <text:p text:style-name="P14">Record consultation details</text:p>
        </text:list-item>
      </text:list>
      <text:h text:style-name="Heading2" text:outline-level="2"><text:line-break/><text:bookmark-start text:name="_Toc56451816"/>Patient<text:bookmark-end text:name="_Toc56451816"/><text:s/></text:h>
      <text:list text:style-name="LFO3" text:continue-numbering="true">
        <text:list-item>
          <text:p text:style-name="P15">Request repeating prescription</text:p>
          <text:list text:continue-numbering="true">
            <text:list-item>
              <text:p text:style-name="P16">Ability to set up automatic repeat prescription</text:p>
            </text:list-item>
          </text:list>
        </text:list-item>
        <text:list-item>
          <text:p text:style-name="P17">Ability to book<text:s/>appointments</text:p>
          <text:list text:continue-numbering="true">
            <text:list-item>
              <text:p text:style-name="P18">Calendar show free appointment slots this can be to book an appointment in a location (e.g. surgery, hospital) or with a specific medical professional <text:s/></text:p>
            </text:list-item>
          </text:list>
        </text:list-item>
      </text:list>
      <text:p text:style-name="Normal"/>
      <text:h text:style-name="Heading2" text:outline-level="2"><text:bookmark-start text:name="_Toc56451817"/>Admin<text:bookmark-end text:name="_Toc56451817"/></text:h>
      <text:p text:style-name="P19">Ability to create, edit and retrieve records</text:p>
      <text:p text:style-name="P20">Ability to supervise user operations</text:p>
      <text:soft-page-break/>
      <text:p text:style-name="P21">Ability to produce weekly documents</text:p>
      <text:h text:style-name="Heading1" text:outline-level="1"><text:bookmark-start text:name="_Toc56451818"/>System<text:bookmark-end text:name="_Toc56451818"/><text:s/></text:h>
      <text:list text:style-name="LFO4" text:continue-numbering="true">
        <text:list-item>
          <text:p text:style-name="P22">calculate consultation price<text:s/></text:p>
        </text:list-item>
        <text:list-item>
          <text:p text:style-name="P23">Generate surgery invoice</text:p>
        </text:list-item>
        <text:list-item>
          <text:p text:style-name="P24">Hash user passwords</text:p>
        </text:list-item>
        <text:list-item>
          <text:p text:style-name="P25">Encrypt patient data</text:p>
        </text:list-item>
        <text:list-item>
          <text:p text:style-name="P26">calculate periodic turnovers</text:p>
        </text:list-item>
      </text:list>
      <text:list text:style-name="LFO5" text:continue-numbering="true">
        <text:list-item>
          <text:p text:style-name="P27">login required<text:s/></text:p>
        </text:list-item>
        <text:list-item>
          <text:p text:style-name="P28">log out made through request or after some time of inactivity<text:s/></text:p>
        </text:list-item>
        <text:list-item>
          <text:p text:style-name="P29">sign up<text:s/>should be done automatically for patients<text:s/></text:p>
        </text:list-item>
        <text:list-item>
          <text:p text:style-name="P30">sign up needs to be reviewed by the admin for doctors and nurses</text:p>
        </text:list-item>
        <text:list-item>
          <text:p text:style-name="P31">appointment booking</text:p>
          <text:list text:continue-numbering="true">
            <text:list-item>
              <text:p text:style-name="P32">requires a calendar functionality<text:s/></text:p>
            </text:list-item>
          </text:list>
        </text:list-item>
        <text:list-item>
          <text:p text:style-name="P33">address look up</text:p>
        </text:list-item>
        <text:list-item>
          <text:p text:style-name="P34">emailing system (will need to communicate with patient, doctors, nurses, the<text:s/>admin and the NHS) – Suggested Micah Cron/CronJob<text:s/></text:p>
        </text:list-item>
      </text:list>
      <text:h text:style-name="Heading1" text:outline-level="1"><text:bookmark-start text:name="_Toc56451819"/>Questions<text:bookmark-end text:name="_Toc56451819"/></text:h>
      <text:list text:style-name="LFO6" text:continue-numbering="true">
        <text:list-item>
          <text:p text:style-name="P35">“Doctors and nurse should be able to see all<text:s/><text:bookmark-start text:name="_Hlk56448293"/>daily patients timetabled<text:bookmark-end text:name="_Hlk56448293"/>” does this mean only the patients for the day can be seen ?</text:p>
        </text:list-item>
        <text:list-item>
          <text:p text:style-name="P36">“, to issue a prescription at the end of each consolation and surgery” do consultations need to happen in order for a prescription to be issued ? can the doctor<text:s/><text:span text:style-name="T37">only</text:span><text:s/>issue prescriptions after consultancies and surgeries ? <text:s text:c="2"/></text:p>
        </text:list-item>
      </text:list>
      <text:p text:style-name="Normal"/>
      <text:list text:style-name="LFO6" text:continue-numbering="true">
        <text:list-item>
          <text:p text:style-name="P38">“The system should produce an invoice following each surgery” <text:s/>invoices should be produced only for surgery ?</text:p>
        </text:list-item>
      </text:list>
      <text:p text:style-name="Normal"/>
      <text:list text:style-name="LFO6" text:continue-numbering="true">
        <text:list-item>
          <text:p text:style-name="P39">“An admin needs to take care of records” can only the admin update records ? does this mean the admin can alter records including patient records ? <text:s/>if so does the admin has to be a doctor ? if so wouldn’t the system need a way to certify<text:s/>the admin is a doctor ? <text:s text:c="2"/></text:p>
        </text:list-item>
        <text:list-item>
          <text:p text:style-name="P40">Admin needs to take care of “user operations” can the admin block user operations ? does this mean user operations should be modular and independent from user types so different users can receive permission to do certain actions<text:s/>?</text:p>
        </text:list-item>
        <text:list-item>
          <text:p text:style-name="P41">“To produce all weekly documents such as turnover, private payments and charges set out to NHS” can this be done automatically or does the admin is required to do it ?</text:p>
        </text:list-item>
        <text:list-item>
          <text:p text:style-name="P42">What is meant exactly by turnovers ?</text:p>
        </text:list-item>
        <text:list-item>
          <text:p text:style-name="P43">“All patients are prescribed or forwarded to hospitals for specialist doctors. The care and services provided by the nurse follows the same time frame, but, invoiced with a different rate” what is meant by this ?</text:p>
        </text:list-item>
        <text:list-item>
          <text:p text:style-name="P44">Difference between nurse and doctor user 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alibri" style:font-name-asian="Calibri" style:font-name-complex="Calibri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Cosendey</meta:initial-creator>
    <dc:creator>Rodrigo Cosendey</dc:creator>
    <meta:creation-date>2020-11-16T19:36:00Z</meta:creation-date>
    <dc:date>2020-11-16T21:00:00Z</dc:date>
    <meta:template xlink:href="Normal.dotm" xlink:type="simple"/>
    <meta:editing-cycles>6</meta:editing-cycles>
    <meta:editing-duration>PT4500S</meta:editing-duration>
    <meta:document-statistic meta:page-count="3" meta:paragraph-count="5" meta:word-count="444" meta:character-count="2975" meta:row-count="21" meta:non-whitespace-character-count="2536"/>
  </office:meta>
</office:document-meta>
</file>